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ProviderFactory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cessControlProviderFactoryImpl.init( Session security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essControlProviderFactoryImpl.createProvider( Session systemSession , WorkspaceSecurityConfig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